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181e" fo:language="it" fo:country="IT" officeooo:rsid="0000f320" officeooo:paragraph-rsid="0000f320"/>
    </style:style>
    <style:style style:name="P2" style:family="paragraph" style:parent-style-name="Standard">
      <style:text-properties style:use-window-font-color="true" fo:language="it" fo:country="IT" officeooo:rsid="0000f320" officeooo:paragraph-rsid="0000f320"/>
    </style:style>
    <style:style style:name="P3" style:family="paragraph" style:parent-style-name="Standard">
      <style:text-properties style:use-window-font-color="true" fo:language="it" fo:country="IT" officeooo:rsid="00029b91" officeooo:paragraph-rsid="00029b91"/>
    </style:style>
    <style:style style:name="P4" style:family="paragraph" style:parent-style-name="Standard" style:list-style-name="L1">
      <style:text-properties style:use-window-font-color="true" fo:language="it" fo:country="IT" officeooo:rsid="00029b91" officeooo:paragraph-rsid="00029b91"/>
    </style:style>
    <style:style style:name="P5" style:family="paragraph" style:parent-style-name="Standard">
      <style:text-properties fo:color="#00a933" fo:language="it" fo:country="IT" officeooo:rsid="00029b91" officeooo:paragraph-rsid="00029b91"/>
    </style:style>
    <style:style style:name="T1" style:family="text">
      <style:text-properties officeooo:rsid="00029b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algoritmo di Compressione</text:p>
      <text:p text:style-name="P1"/>
      <text:p text:style-name="P2">Dopo aver scritto la dimensione, per la compressione Snappy dichiara dapprima una HashMap che avrà una dimensione pari alla potenza di due più piccola tra 252 e 16384 <text:s/>capace di contenere l’intero file non compresso.</text:p>
      <text:p text:style-name="P2"/>
      <text:p text:style-name="P2">La lettura avviene per 32Kb alla volta nella versione 1.0 ( nella 1.1 sono 64Kb per volta ), che è la dimensione della finestra ( quindi finestra fissa ) e quindi l’offset massimo.</text:p>
      <text:p text:style-name="P2"/>
      <text:p text:style-name="P2">Di questo blocco, si leggono 4 byte per volta, da questi ultimi viene poi prodotto un codice hash che verrà confrontato con quelli presenti nell’hashmap.</text:p>
      <text:p text:style-name="P2">Se il codice non fosse già presente al suo interno, lo si aggiungerebbe e <text:span text:style-name="T1">ci si sposterebbe di un byte più avanti per poi ricominciare.</text:span></text:p>
      <text:p text:style-name="P3">Se invece il codice si trovasse già nell’hashmap significherebbe che avremmo una ricorrenza.</text:p>
      <text:p text:style-name="P3">In quel caso, i 4 byte diventerebbero uno in più e si ricontrollerebbe se quest’ultima sequenza sia o meno nell’hashmap. Questo finché non si trova una corrispondenza diversa, che viene aggiunta all’hashmap e viene scritta, meno l’ultimo carattere, nel file con i relativi TagByte.</text:p>
      <text:p text:style-name="P3"/>
      <text:p text:style-name="P3">Alla fine si pulisce l’hashmap e si scrive il file.</text:p>
      <text:p text:style-name="P3"/>
      <text:p text:style-name="P5">Scaletta:</text:p>
      <text:list xml:id="list2573278883" text:style-name="L1">
        <text:list-item>
          <text:p text:style-name="P4">Dichiara Hashmap + dimensione</text:p>
        </text:list-item>
        <text:list-item>
          <text:p text:style-name="P4">Lettura 4B</text:p>
        </text:list-item>
        <text:list-item>
          <text:p text:style-name="P4">Caso non presente nell’ hm</text:p>
        </text:list-item>
        <text:list-item>
          <text:p text:style-name="P4">Caso presente nell’hm</text:p>
        </text:list-item>
        <text:list-item>
          <text:p text:style-name="P4">F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19-10-23T11:43:50.517689781</dc:date>
    <meta:editing-duration>PT23M43S</meta:editing-duration>
    <meta:editing-cycles>2</meta:editing-cycles>
    <meta:document-statistic meta:table-count="0" meta:image-count="0" meta:object-count="0" meta:page-count="1" meta:paragraph-count="14" meta:word-count="209" meta:character-count="1239" meta:non-whitespace-character-count="1048"/>
  </office:meta>
</office:document-meta>
</file>